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EE000000EDA6CF090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ystem" style:font-pitch="variable"/>
    <style:font-face style:name="Comic Sans MS" svg:font-family="'Comic Sans MS'" style:font-family-generic="script" style:font-pitch="variable"/>
    <style:font-face style:name="FreeSans" svg:font-family="FreeSans" style:font-family-generic="system" style:font-pitch="variable"/>
    <style:font-face style:name="Helvetica" svg:font-family="Helvetica" style:font-adornments="Gras" style:font-family-generic="swiss" style:font-pitch="variable"/>
    <style:font-face style:name="Helvetica1" svg:font-family="Helvetica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ystem" style:font-pitch="variable"/>
    <style:font-face style:name="Lucida Sans Unicode1" svg:font-family="'Lucida Sans Unicode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>
      <style:graphic-properties loext:decorative="false"/>
    </style:style>
    <style:style style:name="gr3" style:family="graphic" style:parent-style-name="standard" style:list-style-name="L2">
      <style:graphic-properties draw:stroke="none" draw:stroke-dash="Dash_20_1" svg:stroke-width="0cm" svg:stroke-color="#000000" draw:marker-start="" draw:marker-start-width="0.3cm" draw:marker-start-center="false" draw:marker-end="" draw:marker-end-width="0.3cm" draw:marker-end-center="false" draw:fill="solid" draw:fill-color="#000000" draw:fill-image-width="0cm" draw:fill-image-height="0cm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4" style:family="graphic" style:parent-style-name="standard" style:list-style-name="L2">
      <style:graphic-properties draw:stroke="none" draw:stroke-dash="Dash_20_1" svg:stroke-width="0cm" svg:stroke-color="#000000" draw:marker-start="" draw:marker-start-width="0.3cm" draw:marker-start-center="false" draw:marker-end="" draw:marker-end-width="0.3cm" draw:marker-end-center="false" draw:fill="solid" draw:fill-color="#ffff00" draw:fill-image-width="0cm" draw:fill-image-height="0cm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5" style:family="graphic" style:parent-style-name="standard" style:list-style-name="L2">
      <style:graphic-properties draw:stroke="none" draw:stroke-dash="Dash_20_1" svg:stroke-width="0cm" svg:stroke-color="#000000" draw:marker-start="" draw:marker-start-width="0.3cm" draw:marker-start-center="false" draw:marker-end="" draw:marker-end-width="0.3cm" draw:marker-end-center="false" draw:fill="solid" draw:fill-color="#000000" draw:fill-image-width="0cm" draw:fill-image-height="0cm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6" style:family="graphic" style:parent-style-name="standard" style:list-style-name="L2">
      <style:graphic-properties draw:stroke="none" draw:stroke-dash="Dash_20_1" svg:stroke-width="0cm" svg:stroke-color="#000000" draw:marker-start="" draw:marker-start-width="0.3cm" draw:marker-start-center="false" draw:marker-end="" draw:marker-end-width="0.3cm" draw:marker-end-center="false" draw:fill="solid" draw:fill-color="#000000" draw:fill-image-width="0cm" draw:fill-image-height="0cm" draw:textarea-horizontal-align="center" draw:textarea-vertical-align="middle" draw:auto-grow-height="false" draw:fit-to-size="true" style:shrink-to-fit="false" fo:min-height="1.693cm" fo:padding-top="0cm" fo:padding-bottom="0cm" fo:padding-left="0cm" fo:padding-right="0cm" fo:wrap-option="wrap" draw:shadow="hidden" draw:shadow-offset-x="0.3cm" draw:shadow-offset-y="0.3cm" draw:shadow-color="#808080" loext:decorative="false"/>
    </style:style>
    <style:style style:name="gr7" style:family="graphic" style:parent-style-name="standard" style:list-style-name="L2">
      <style:graphic-properties draw:stroke="none" draw:stroke-dash="Dash_20_1" svg:stroke-width="0cm" svg:stroke-color="#000000" draw:marker-start="" draw:marker-start-width="0.3cm" draw:marker-start-center="false" draw:marker-end="" draw:marker-end-width="0.3cm" draw:marker-end-center="false" draw:fill="solid" draw:fill-color="#000000" draw:fill-image-width="0cm" draw:fill-image-height="0cm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8" style:family="graphic" style:parent-style-name="standard" style:list-style-name="L2">
      <style:graphic-properties draw:stroke="none" draw:stroke-dash="Dash_20_1" svg:stroke-width="0cm" svg:stroke-color="#000000" draw:marker-start="" draw:marker-start-width="0.3cm" draw:marker-start-center="false" draw:marker-end="" draw:marker-end-width="0.3cm" draw:marker-end-center="false" draw:fill="solid" draw:fill-color="#000000" draw:fill-image-width="0cm" draw:fill-image-height="0cm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9" style:family="graphic" style:parent-style-name="standard" style:list-style-name="L2">
      <style:graphic-properties draw:stroke="none" draw:stroke-dash="Dash_20_1" svg:stroke-width="0cm" svg:stroke-color="#000000" draw:marker-start="" draw:marker-start-width="0.3cm" draw:marker-start-center="false" draw:marker-end="" draw:marker-end-width="0.3cm" draw:marker-end-center="false" draw:fill="solid" draw:fill-color="#000000" draw:fill-image-width="0cm" draw:fill-image-height="0cm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0" style:family="graphic" style:parent-style-name="standard" style:list-style-name="L2">
      <style:graphic-properties draw:stroke="none" draw:stroke-dash="Dash_20_1" svg:stroke-width="0cm" svg:stroke-color="#000000" draw:marker-start="" draw:marker-start-width="0.3cm" draw:marker-start-center="false" draw:marker-end="" draw:marker-end-width="0.3cm" draw:marker-end-center="false" draw:fill="solid" draw:fill-color="#000000" draw:fill-image-width="0cm" draw:fill-image-height="0cm" draw:textarea-horizontal-align="left" draw:textarea-vertical-align="middle" draw:auto-grow-height="true" draw:auto-grow-width="true" fo:min-height="0cm" fo:min-width="0cm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1" style:family="graphic" style:parent-style-name="standard" style:list-style-name="L2">
      <style:graphic-properties draw:stroke="none" draw:stroke-dash="Dash_20_1" svg:stroke-width="0cm" svg:stroke-color="#000000" draw:marker-start="" draw:marker-start-width="0.3cm" draw:marker-start-center="false" draw:marker-end="" draw:marker-end-width="0.3cm" draw:marker-end-center="false" draw:fill="solid" draw:fill-color="#000000" draw:fill-image-width="0cm" draw:fill-image-height="0cm" draw:textarea-horizontal-align="left" draw:textarea-vertical-align="middle" draw:auto-grow-height="true" draw:auto-grow-width="true" fo:min-height="0cm" fo:min-width="0cm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2" style:family="graphic" style:parent-style-name="standard" style:list-style-name="L2">
      <style:graphic-properties draw:stroke="none" draw:stroke-dash="Dash_20_1" svg:stroke-width="0cm" svg:stroke-color="#000000" draw:marker-start="" draw:marker-start-width="0.3cm" draw:marker-start-center="false" draw:marker-end="" draw:marker-end-width="0.3cm" draw:marker-end-center="false" draw:fill="solid" draw:fill-color="#000000" draw:fill-image-width="0cm" draw:fill-image-height="0cm" draw:textarea-horizontal-align="left" draw:textarea-vertical-align="middle" draw:auto-grow-height="true" draw:auto-grow-width="true" fo:min-height="0cm" fo:min-width="0cm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3" style:family="graphic" style:parent-style-name="standard" style:list-style-name="L2">
      <style:graphic-properties draw:stroke="none" draw:stroke-dash="Dash_20_1" svg:stroke-width="0cm" svg:stroke-color="#000000" draw:marker-start="" draw:marker-start-width="0.3cm" draw:marker-start-center="false" draw:marker-end="" draw:marker-end-width="0.3cm" draw:marker-end-center="false" draw:fill="solid" draw:fill-color="#000000" draw:fill-image-width="0cm" draw:fill-image-height="0cm" draw:textarea-horizontal-align="left" draw:textarea-vertical-align="middle" draw:auto-grow-height="true" draw:auto-grow-width="true" fo:min-height="0cm" fo:min-width="0cm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4" style:family="graphic" style:parent-style-name="standard" style:list-style-name="L2">
      <style:graphic-properties draw:stroke="none" draw:stroke-dash="Dash_20_1" svg:stroke-width="0cm" svg:stroke-color="#000000" draw:marker-start="" draw:marker-start-width="0.3cm" draw:marker-start-center="false" draw:marker-end="" draw:marker-end-width="0.3cm" draw:marker-end-center="false" draw:fill="solid" draw:fill-color="#000000" draw:fill-image-width="0cm" draw:fill-image-height="0cm" draw:textarea-horizontal-align="left" draw:textarea-vertical-align="middle" draw:auto-grow-height="true" draw:auto-grow-width="true" fo:min-height="0cm" fo:min-width="0cm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5" style:family="graphic" style:parent-style-name="standard" style:list-style-name="L2">
      <style:graphic-properties draw:stroke="none" draw:stroke-dash="Dash_20_1" svg:stroke-width="0cm" svg:stroke-color="#000000" draw:marker-start="" draw:marker-start-width="0.3cm" draw:marker-start-center="false" draw:marker-end="" draw:marker-end-width="0.3cm" draw:marker-end-center="false" draw:fill="solid" draw:fill-color="#000000" draw:fill-image-width="0cm" draw:fill-image-height="0cm" draw:textarea-horizontal-align="left" draw:textarea-vertical-align="middle" draw:auto-grow-height="true" draw:auto-grow-width="true" fo:min-height="0cm" fo:min-width="0cm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6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7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8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ce181e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9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20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ce181e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21" style:family="graphic" style:parent-style-name="standard" style:list-style-name="L3">
      <style:graphic-properties draw:stroke="none" draw:stroke-dash="Dashed_20__28_var_29__20_3" svg:stroke-width="0cm" svg:stroke-color="#3465a4" draw:marker-start="" draw:marker-start-width="0.2cm" draw:marker-start-center="false" draw:marker-end="" draw:marker-end-width="0.2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22" style:family="graphic" style:parent-style-name="standard" style:list-style-name="L3">
      <style:graphic-properties draw:stroke="none" draw:stroke-dash="Dashed_20__28_var_29__20_3" svg:stroke-width="0cm" svg:stroke-color="#3465a4" draw:marker-start="" draw:marker-start-width="0.2cm" draw:marker-start-center="false" draw:marker-end="" draw:marker-end-width="0.2cm" draw:marker-end-center="false" draw:stroke-linejoin="none" svg:stroke-linecap="butt" draw:fill="solid" draw:fill-color="#fbd04b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23" style:family="graphic" style:parent-style-name="standard" style:list-style-name="L3">
      <style:graphic-properties draw:stroke="none" draw:stroke-dash="Dashed_20__28_var_29__20_3" svg:stroke-width="0cm" svg:stroke-color="#3465a4" draw:marker-start="" draw:marker-start-width="0.2cm" draw:marker-start-center="false" draw:marker-end="" draw:marker-end-width="0.2cm" draw:marker-end-center="false" draw:stroke-linejoin="none" svg:stroke-linecap="butt" draw:fill="solid" draw:fill-color="#fbd04b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24" style:family="graphic" style:parent-style-name="standard" style:list-style-name="L3">
      <style:graphic-properties draw:stroke="none" draw:stroke-dash="Dashed_20__28_var_29__20_3" svg:stroke-width="0cm" svg:stroke-color="#3465a4" draw:marker-start="" draw:marker-start-width="0.2cm" draw:marker-start-center="false" draw:marker-end="" draw:marker-end-width="0.2cm" draw:marker-end-center="false" draw:stroke-linejoin="none" svg:stroke-linecap="butt" draw:fill="solid" draw:fill-color="#fbd04b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25" style:family="graphic" style:parent-style-name="standard">
      <style:graphic-properties draw:stroke="none" svg:stroke-opacity="10%" draw:fill-color="#b4c7dc" draw:opacity="100%" draw:opacity-name="Transparency_20_5" draw:textarea-horizontal-align="justify" draw:textarea-vertical-align="middle" draw:auto-grow-height="false" fo:min-height="2.926cm" fo:min-width="2.676cm" draw:shadow="visible" loext:glow-radius="0.141cm" loext:glow-color="#3465a4" loext:softedge-radius="0.071cm" style:writing-mode="lr-tb" loext:decorative="false"/>
      <style:paragraph-properties style:writing-mode="lr-tb"/>
    </style:style>
    <style:style style:name="gr26" style:family="graphic" style:parent-style-name="standard">
      <style:graphic-properties svg:stroke-color="#b4c7dc" draw:textarea-horizontal-align="justify" draw:textarea-vertical-align="middle" draw:auto-grow-height="false" fo:min-height="0.386cm" fo:min-width="2.001cm" loext:decorative="false"/>
    </style:style>
    <style:style style:name="gr27" style:family="graphic" style:parent-style-name="standard">
      <style:graphic-properties draw:textarea-horizontal-align="justify" draw:textarea-vertical-align="middle" draw:auto-grow-height="false" fo:min-height="0.25cm" fo:min-width="0.301cm" loext:decorative="false"/>
    </style:style>
    <style:style style:name="gr28" style:family="graphic" style:parent-style-name="standard">
      <style:graphic-properties svg:stroke-color="#cccccc" svg:stroke-opacity="0%" draw:fill="solid" draw:fill-color="#afd095" draw:opacity="40%" draw:textarea-horizontal-align="justify" draw:textarea-vertical-align="middle" draw:auto-grow-height="false" fo:min-height="0.068cm" fo:min-width="3.57cm" loext:decorative="false"/>
    </style:style>
    <style:style style:name="gr2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loext:graphic-properties draw:fill="solid" draw:fill-color="#000000" draw:fill-image-width="0cm" draw:fill-image-height="0cm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ffff00" draw:fill-image-width="0cm" draw:fill-image-height="0cm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solid" draw:fill-color="#000000" draw:fill-image-width="0cm" draw:fill-image-height="0cm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000000" loext:opacity="100%" style:text-outline="false" style:text-line-through-style="none" style:text-line-through-type="none" style:font-name="Helvetica1" fo:font-size="12pt" fo:font-style="normal" fo:text-shadow="none" style:text-underline-style="none" fo:font-weight="bold" style:letter-kerning="true" style:font-name-asian="Arial Unicode MS" style:font-size-asian="12pt" style:font-style-asian="normal" style:font-weight-asian="bold" style:font-name-complex="Tahoma" style:font-size-complex="12pt" style:font-style-complex="normal" style:font-weight-complex="bold" style:text-emphasize="none" style:font-relief="none" style:text-overline-style="none" style:text-overline-color="font-color"/>
    </style:style>
    <style:style style:name="P4" style:family="paragraph">
      <loext:graphic-properties draw:fill="solid" draw:fill-color="#000000" draw:fill-image-width="0cm" draw:fill-image-height="0cm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Lucida Sans Unicode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 draw:fill-color="#000000" draw:fill-image-width="0cm" draw:fill-image-height="0cm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Helvetica" fo:font-size="52pt" fo:font-style="normal" fo:text-shadow="none" style:text-underline-style="none" fo:font-weight="bold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solid" draw:fill-color="#ce181e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solid" draw:fill-color="#fbd04b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paragraph-properties fo:text-align="center"/>
      <style:text-properties fo:color="#fff5ce" loext:opacity="100%" style:font-name="Comic Sans MS" fo:font-size="80pt" fo:font-weight="bold" style:font-size-asian="80pt" style:font-weight-asian="bold" style:font-size-complex="80pt" style:font-weight-complex="bold"/>
    </style:style>
    <style:style style:name="P12" style:family="paragraph">
      <loext:graphic-properties draw:fill-color="#b4c7dc" draw:opacity="100%" draw:opacity-name="Transparency_20_5"/>
      <style:paragraph-properties fo:text-align="center" style:writing-mode="lr-tb"/>
      <style:text-properties fo:color="#fff5ce" loext:opacity="100%" style:font-name="Comic Sans MS" fo:font-size="80pt" fo:font-weight="bold" style:font-size-asian="80pt" style:font-weight-asian="bold" style:font-size-complex="80pt" style:font-weight-complex="bold"/>
    </style:style>
    <style:style style:name="P13" style:family="paragraph">
      <style:paragraph-properties fo:text-align="center"/>
    </style:style>
    <style:style style:name="P14" style:family="paragraph">
      <loext:graphic-properties draw:fill="solid" draw:fill-color="#afd095" draw:opacity="40%"/>
      <style:paragraph-properties fo:text-align="center"/>
    </style:style>
    <style:style style:name="P15" style:family="paragraph">
      <loext:graphic-properties draw:fill="none"/>
      <style:paragraph-properties fo:text-align="center"/>
    </style:style>
    <style:style style:name="T1" style:family="text">
      <style:text-properties fo:color="#fff5ce" loext:opacity="100%" style:font-name="Comic Sans MS" fo:font-size="80pt" fo:font-weight="bold" style:font-size-asian="80pt" style:font-weight-asian="bold" style:font-size-complex="8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g draw:style-name="gr2">
            <draw:path draw:style-name="gr3" draw:text-style-name="P1" draw:layer="layout" svg:width="1.999cm" svg:height="1.999cm" svg:x="16.582cm" svg:y="9.754cm" svg:viewBox="0 0 2000 2000" svg:d="M13 1031c-17-17-17-45 0-62l956-956c17-17 45-17 62 0 319 319 637 637 956 956 17 17 17 45 0 62-319 319-637 637-956 956-17 17-45 17-62 0-319-319-637-637-956-956z">
              <text:p/>
            </draw:path>
            <draw:path draw:style-name="gr4" draw:text-style-name="P2" draw:layer="layout" svg:width="1.983cm" svg:height="1.983cm" svg:x="16.591cm" svg:y="9.763cm" svg:viewBox="0 0 1984 1984" svg:d="M12 1019c-16-16-16-41 0-57l950-950c16-16 41-16 57 0 317 317 633 633 953 950 16 16 16 41 0 57-320 317-636 633-953 953-16 16-41 16-57 0-317-320-633-636-950-953z">
              <text:p/>
            </draw:path>
            <draw:path draw:style-name="gr5" draw:text-style-name="P1" draw:layer="layout" svg:width="1.887cm" svg:height="1.887cm" svg:x="16.638cm" svg:y="9.81cm" svg:viewBox="0 0 1888 1888" svg:d="M7 961c-9-9-9-25 0-35 307-306 613-612 919-919 10-9 26-9 35 0 307 307 613 613 920 919 9 10 9 26 0 35-307 307-613 613-920 920-9 9-25 9-35 0-306-307-612-613-919-920zM28 961c-9-9-9-22 0-31 301-301 601-601 901-901 9-9 22-9 31 0 300 300 600 600 901 901 9 9 9 22 0 31-301 300-601 600-901 900-9 9-22 9-31 0z">
              <text:p/>
            </draw:path>
          </draw:g>
          <draw:g draw:style-name="gr2">
            <draw:path draw:style-name="gr6" draw:text-style-name="P3" draw:layer="layout" svg:width="0.102cm" svg:height="0.147cm" svg:x="17.531cm" svg:y="11.389cm" svg:viewBox="0 0 103 148" svg:d="M103 47c0 11-3 20-8 27s-15 16-30 25c-14 9-23 16-28 23h66v26h-103c0-14 3-25 10-35s21-21 40-34c9-6 15-12 18-16s5-11 5-17-1-12-5-16-9-6-16-6c-6 0-12 3-16 8s-5 12-5 20h-29c0-16 4-28 13-38s22-14 38-14c14 0 27 4 36 13s14 20 14 34z">
              <text:p/>
            </draw:path>
          </draw:g>
          <draw:g draw:style-name="gr2">
            <draw:path draw:style-name="gr7" draw:text-style-name="P4" draw:layer="layout" svg:width="0.493cm" svg:height="0.686cm" svg:x="17.335cm" svg:y="9.939cm" svg:viewBox="0 0 494 687" svg:d="M422 392c10 39 10 81 6 120-12-19-24-37-37-55 15-21 26-41 31-65zM358 320c1 40 18 73 6 113-11-6-23-14-35-20 10-28 29-45 29-93zM269 307c-1 28-1 64-17 87 16 2 31 4 47 7-15-28-12-74-30-94zM76 380c8 25 55 16 77 37-33 14-50 35-74 64 3-30-13-68-3-101zM171 297c18 16 31 71 50 98-17 2-26 4-45 11-9-27 6-83-5-109zM60 671c-32-80-75-174-55-241 4 32 25 58 37 86 10-52-22-204 2-274 14 58 40 66 68 90-51-87-34-145-22-247 5 57 41 107 84 138-15-55-26-109-13-158 4 43 36 101 50 108 3-68 27-127 58-173-6 63-3 124 14 185 30-12 51-73 64-131 11 29-8 151 18 190 23-7 36-40 42-71 14 63 14 124 6 190 8-23 15-45 32-59-7 33 3 65 14 95 10 27 13 55 12 89 9-17 17-30 20-48 15 80-23 169-69 247 123-373-460-363-362-16z">
              <text:p/>
            </draw:path>
            <draw:polygon draw:style-name="gr8" draw:text-style-name="P4" draw:layer="layout" svg:width="0.419cm" svg:height="0.03cm" svg:x="17.359cm" svg:y="10.733cm" svg:viewBox="0 0 420 31" draw:points="0,0 420,0 420,31 0,31">
              <text:p/>
            </draw:polygon>
            <draw:path draw:style-name="gr9" draw:text-style-name="P1" draw:layer="layout" svg:width="0.4cm" svg:height="0.399cm" svg:x="17.379cm" svg:y="10.332cm" svg:viewBox="0 0 401 400" svg:d="M201 400c-111 0-201-90-201-200s90-200 201-200 200 89 200 200-90 200-200 200zM200 362c-89 0-162-72-162-162s73-162 162-162 162 73 162 162-72 162-162 162z">
              <text:p/>
            </draw:path>
          </draw:g>
          <draw:g draw:style-name="gr2">
            <draw:path draw:style-name="gr10" draw:text-style-name="P5" draw:layer="layout" svg:width="0.188cm" svg:height="0.207cm" svg:x="17.011cm" svg:y="10.815cm" svg:viewBox="0 0 189 208" svg:d="M95 208c-29 0-52-10-69-28s-26-44-26-75c0-32 9-58 26-77s40-28 69-28 52 9 69 28 25 45 25 77c0 31-8 56-25 75s-40 28-69 28zM95 173c16 0 29-6 39-18s14-29 14-50c0-22-5-39-14-52s-23-18-39-18c-17 0-30 6-40 18s-14 30-14 52c0 21 5 38 14 50s23 18 40 18z">
              <text:p/>
            </draw:path>
            <draw:polygon draw:style-name="gr11" draw:text-style-name="P5" draw:layer="layout" svg:width="0.174cm" svg:height="0.196cm" svg:x="17.216cm" svg:y="10.82cm" svg:viewBox="0 0 175 197" draw:points="0,197 64,97 64,97 4,0 4,0 29,0 53,0 53,0 88,63 88,63 88,63 123,0 123,0 147,0 171,0 171,0 111,94 111,94 175,197 175,197 151,197 126,197 126,197 87,129 87,129 87,129 49,197 49,197 24,197">
              <text:p/>
            </draw:polygon>
            <draw:polygon draw:style-name="gr12" draw:text-style-name="P5" draw:layer="layout" svg:width="0.174cm" svg:height="0.196cm" svg:x="17.399cm" svg:y="10.82cm" svg:viewBox="0 0 175 197" draw:points="69,123 69,123 0,0 0,0 24,0 49,0 49,0 90,85 90,85 128,0 128,0 152,0 175,0 175,0 110,122 110,122 110,197 89,197 69,197">
              <text:p/>
            </draw:polygon>
            <draw:path draw:style-name="gr13" draw:text-style-name="P5" draw:layer="layout" svg:width="0.183cm" svg:height="0.207cm" svg:x="17.59cm" svg:y="10.815cm" svg:viewBox="0 0 184 208" svg:d="M94 208c-29 0-52-10-69-28s-25-44-25-75c0-32 9-58 26-77s41-28 71-28c24 0 44 6 59 18s25 28 27 48h-41c-1-8-6-16-14-22s-18-10-29-10c-17 0-31 6-42 19s-15 29-15 51 5 39 15 51 24 18 42 18c16 0 29-7 37-19 5-6 9-15 11-24h-46v-34h83v106h-28l-4-25-2 3c-14 18-33 28-57 28z">
              <text:p/>
            </draw:path>
            <draw:polygon draw:style-name="gr14" draw:text-style-name="P5" draw:layer="layout" svg:width="0.148cm" svg:height="0.196cm" svg:x="17.812cm" svg:y="10.82cm" svg:viewBox="0 0 149 197" draw:points="0,197 0,197 0,0 0,0 145,0 145,0 145,17 145,35 145,35 41,35 41,35 41,77 41,77 137,77 137,93 137,110 137,110 41,110 41,110 41,162 41,162 149,162 149,162 149,179 149,197 149,197">
              <text:p/>
            </draw:polygon>
            <draw:polygon draw:style-name="gr15" draw:text-style-name="P5" draw:layer="layout" svg:width="0.16cm" svg:height="0.196cm" svg:x="17.993cm" svg:y="10.82cm" svg:viewBox="0 0 161 197" draw:points="38,197 38,197 19,197 0,197 0,197 0,0 0,0 22,0 43,0 43,0 122,138 122,138 122,138 122,0 122,0 141,0 161,0 161,0 161,197 140,197 120,197 38,55 38,55 38,55">
              <text:p/>
            </draw:polygon>
          </draw:g>
        </draw:g>
        <draw:g draw:style-name="gr1">
          <draw:g draw:style-name="gr2">
            <draw:circle draw:style-name="gr16" draw:text-style-name="P6" draw:layer="layout" svg:width="7cm" svg:height="7cm" svg:x="12.853cm" svg:y="13.843cm">
              <text:p/>
            </draw:circle>
            <draw:circle draw:style-name="gr17" draw:text-style-name="P7" draw:layer="layout" svg:width="6.923cm" svg:height="6.923cm" svg:x="12.892cm" svg:y="13.882cm">
              <text:p/>
            </draw:circle>
            <draw:path draw:style-name="gr18" draw:text-style-name="P8" draw:layer="layout" svg:width="6.632cm" svg:height="6.632cm" svg:x="13.039cm" svg:y="14.029cm" svg:viewBox="0 0 6633 6633" svg:d="M3315 6633c-1831 0-3315-1484-3315-3318s1484-3315 3315-3315c1830 0 3318 1484 3318 3315 0 1830-1484 3318-3318 3318zM3315 5968c-1463 0-2653-1187-2653-2653 0-1467 1190-2653 2653-2653s2653 1190 2653 2653-1187 2653-2653 2653z">
              <text:p/>
            </draw:path>
          </draw:g>
          <draw:path draw:style-name="gr19" draw:text-style-name="P6" draw:layer="layout" svg:width="1.51cm" svg:height="4.423cm" svg:x="15.594cm" svg:y="14.953cm" svg:viewBox="0 0 1511 4424" svg:d="M105 4424c-45 0-80-38-84-80-28-1176-28-2342 0-3507 4-46 39-84 84-84h1117c-63-200-70-392-28-581 45-224 185-235 262 0 46 189 39 388-24 584 35 11 59 42 59 81 21 1172 32 2324 0 3507 0 42-35 80-80 80zM259 2156h1012c38 0 73-31 73-73v-714c0-42-35-77-73-77h-1012c-42 0-73 35-73 77v714c0 42 31 73 73 73zM298 4074c87 0 161-73 161-161 0-87-74-157-161-157-88 0-158 70-158 157 0 88 70 161 158 161zM763 4074c88 0 158-73 158-161 0-87-70-157-158-157-87 0-161 70-161 157 0 88 74 161 161 161zM1218 4074c88 0 158-70 158-161s-70-157-158-157c-87 0-161 70-161 157 0 88 74 161 161 161zM298 3654c87 0 161-70 161-157 0-88-74-158-161-158-88 0-158 70-158 158 0 87 70 157 158 157zM763 3658c88 0 158-74 158-161 0-88-70-158-158-158-87 0-161 70-161 158 0 87 74 161 161 161zM1218 3658c88 0 158-74 158-161 0-88-70-158-158-158-87 0-161 70-161 158 0 87 74 161 161 161zM298 3241c87 0 161-70 161-157 0-88-74-158-161-158-88 0-158 70-158 158 0 87 70 157 158 157zM763 3245c88 0 158-74 158-161 0-88-70-158-158-158-87 0-161 70-161 158 0 87 74 161 161 161zM1218 3245c88 0 158-74 158-161 0-88-70-158-158-158-87 0-161 70-161 158 0 87 74 161 161 161zM298 2825c87 0 161-70 161-158 0-87-74-157-161-157-88 0-158 70-158 157 0 88 70 158 158 158zM763 2825c88 0 158-70 158-158 0-87-70-157-158-157-87 0-161 70-161 157 0 88 74 158 161 158zM1218 2825c88 0 158-70 158-158 0-87-70-157-158-157-87 0-161 70-161 157 0 88 74 158 161 158z">
            <text:p/>
          </draw:path>
          <draw:rect draw:style-name="gr20" draw:text-style-name="P8" draw:layer="layout" svg:width="5.509cm" svg:height="0.544cm" draw:transform="rotate (2.35601995726715) translate (18.117cm 19.496cm)">
            <text:p/>
          </draw:rect>
        </draw:g>
        <draw:g draw:style-name="gr2">
          <draw:polygon draw:style-name="gr21" draw:text-style-name="P9" draw:layer="layout" svg:width="6.999cm" svg:height="2.239cm" svg:x="7.391cm" svg:y="7.313cm" svg:viewBox="0 0 7000 2240" draw:points="3502,2240 0,2240 0,0 7000,0 7000,2240">
            <text:p/>
          </draw:polygon>
          <draw:polygon draw:style-name="gr22" draw:text-style-name="P10" draw:layer="layout" svg:width="3.179cm" svg:height="1.828cm" svg:x="7.471cm" svg:y="7.657cm" svg:viewBox="0 0 3180 1829" draw:points="0,0 3180,1829 1451,1829 0,996">
            <text:p/>
          </draw:polygon>
          <draw:polygon draw:style-name="gr23" draw:text-style-name="P10" draw:layer="layout" svg:width="5.414cm" svg:height="2.112cm" svg:x="8.698cm" svg:y="7.373cm" svg:viewBox="0 0 5415 2113" draw:points="1739,0 5415,2113 3679,2113 0,0">
            <text:p/>
          </draw:polygon>
          <draw:polygon draw:style-name="gr24" draw:text-style-name="P10" draw:layer="layout" svg:width="2.167cm" svg:height="1.246cm" svg:x="12.156cm" svg:y="7.373cm" svg:viewBox="0 0 2168 1247" draw:points="1739,0 2168,247 2168,1247 0,0">
            <text:p/>
          </draw:polygon>
        </draw:g>
      </draw:page>
      <draw:page draw:name="page2" draw:style-name="dp1" draw:master-page-name="Default">
        <draw:custom-shape draw:style-name="gr25" draw:text-style-name="P12" draw:layer="layout" svg:width="6.35cm" svg:height="6.35cm" draw:transform="rotate (-0.139626340159547) translate (8.238cm 10.19cm)">
          <text:p text:style-name="P11"><text:span text:style-name="T1">V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6" draw:text-style-name="P13" draw:layer="layout" svg:width="2.858cm" svg:height="1.27cm" svg:x="13.48cm" svg:y="10.918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13" draw:layer="layout" svg:width="0.999cm" svg:height="0.999cm" svg:x="15.385cm" svg:y="11.23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8" draw:text-style-name="P14" draw:layer="layout" svg:width="5.08cm" svg:height="0.635cm" draw:transform="rotate (-0.663225115757845) translate (6.085cm 10.166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9" draw:text-style-name="P15" draw:layer="layout" svg:width="6.296cm" svg:height="6.27cm" svg:x="11.849cm" svg:y="2.032cm">
          <draw:image xlink:href="Pictures/10000001000000EE000000EDA6CF090C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ystem" style:font-pitch="variable"/>
    <style:font-face style:name="Comic Sans MS" svg:font-family="'Comic Sans MS'" style:font-family-generic="script" style:font-pitch="variable"/>
    <style:font-face style:name="FreeSans" svg:font-family="FreeSans" style:font-family-generic="system" style:font-pitch="variable"/>
    <style:font-face style:name="Helvetica" svg:font-family="Helvetica" style:font-adornments="Gras" style:font-family-generic="swiss" style:font-pitch="variable"/>
    <style:font-face style:name="Helvetica1" svg:font-family="Helvetica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ystem" style:font-pitch="variable"/>
    <style:font-face style:name="Lucida Sans Unicode1" svg:font-family="'Lucida Sans Unicode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opacity draw:name="Transparency_20_5" draw:display-name="Transparency 5" draw:style="radial" draw:cx="50%" draw:cy="50%" draw:start="100%" draw:end="0%" draw:border="0%">
      <loext:opacity-stop svg:offset="0" svg:stop-opacity="1"/>
      <loext:opacity-stop svg:offset="1" svg:stop-opacity="0"/>
    </draw:opacity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7-03T22:53:47.445000000</meta:creation-date>
    <dc:date>2024-07-06T16:21:08.718000000</dc:date>
    <meta:editing-duration>PT14H1M54S</meta:editing-duration>
    <meta:editing-cycles>3</meta:editing-cycles>
    <meta:generator>LibreOffice/24.2.0.3$Windows_X86_64 LibreOffice_project/da48488a73ddd66ea24cf16bbc4f7b9c08e9bea1</meta:generator>
    <meta:document-statistic meta:object-count="35"/>
  </office:meta>
</office:document-meta>
</file>